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d2a8" officeooo:paragraph-rsid="000bd2a8"/>
    </style:style>
    <style:style style:name="P2" style:family="paragraph" style:parent-style-name="Standard" style:list-style-name="L1">
      <style:text-properties officeooo:paragraph-rsid="000bd2a8"/>
    </style:style>
    <style:style style:name="P3" style:family="paragraph" style:parent-style-name="Standard" style:list-style-name="L1"/>
    <style:style style:name="P4" style:family="paragraph" style:parent-style-name="Standard" style:list-style-name="L2">
      <style:text-properties officeooo:rsid="000bd2a8" officeooo:paragraph-rsid="000bd2a8"/>
    </style:style>
    <style:style style:name="P5" style:family="paragraph" style:parent-style-name="Text_20_body">
      <style:text-properties officeooo:rsid="000bd2a8" officeooo:paragraph-rsid="000bd2a8"/>
    </style:style>
    <style:style style:name="P6" style:family="paragraph" style:parent-style-name="Text_20_body">
      <style:text-properties officeooo:rsid="000bd2a8"/>
    </style:style>
    <style:style style:name="P7" style:family="paragraph" style:parent-style-name="Standard">
      <style:paragraph-properties fo:margin-left="0cm" fo:margin-right="0cm" fo:text-indent="0cm" style:auto-text-indent="false"/>
    </style:style>
    <style:style style:name="T1" style:family="text">
      <style:text-properties officeooo:rsid="000bd2a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U – 01 Registro de usuarios</text:p>
      <text:p text:style-name="P1"><text:tab/>Descripción</text:p>
      <text:p text:style-name="P1">Como usuario nuevo, quiero registrarme en la aplicación ingresando mis datos básicos (nombre, e-mail y contraseña), para acceder a las funcionalidades de gestión financiera personal.</text:p>
      <text:p text:style-name="P1"/>
      <text:p text:style-name="P1"><text:tab/>Criterios de aceptación</text:p>
      <text:list text:style-name="L1">
        <text:list-item>
          <text:p text:style-name="P2"><text:span text:style-name="T1">El usuario ingresa nombre, correo único y contraseña válida (≥8 chars, 1 mayúscula, 1 número), al enviar el formulario, el sistema crea la cuenta, envía un correo de confirmación y redirige al inicio de sesión. </text:span></text:p>
        </text:list-item>
        <text:list-item>
          <text:p text:style-name="P3">El usuario ingresa un correo ya registrado, al enviar el formulario, el sistema muestra 'El correo ya está en uso' sin crear la cuenta.</text:p>
        </text:list-item>
        <text:list-item>
          <text:p text:style-name="P3">Dado que la contraseña no cumple la política, entonces el sistema muestra los requisitos incumplidos en tiempo real bajo el campo.</text:p>
        </text:list-item>
        <text:list-item>
          <text:p text:style-name="P3">El usuario deja el campo 'nombre' vacío, entonces el botón de registro permanece deshabilitado.</text:p>
        </text:list-item>
      </text:list>
      <text:p text:style-name="P1"/>
      <text:p text:style-name="P1">HU – 02 Inicio de sesión</text:p>
      <text:list text:style-name="L2">
        <text:list-item>
          <text:p text:style-name="P4">Descripción</text:p>
        </text:list-item>
      </text:list>
      <text:p text:style-name="P1">Como usuario registrado, quiero iniciar sesión con mi correo y contraseña, para acceder a mi información financiera personal de forma segura.</text:p>
      <text:p text:style-name="P1"/>
      <text:list text:continue-numbering="true" text:style-name="L2">
        <text:list-item>
          <text:p text:style-name="P4">Criterios de aceptación</text:p>
        </text:list-item>
      </text:list>
      <text:p text:style-name="P1">1. Dado que el usuario ingresa credenciales válidas, cuando presiona 'Iniciar sesión', entonces el sistema lo autentica, genera un token de sesión y redirige al dashboard.</text:p>
      <text:p text:style-name="Standard"/>
      <text:p text:style-name="Standard">2. El usuario ingresa credenciales incorrectas, entonces el sistema muestra 'credenciales inválidas' sin indicar cuál campo falla (seguridad).</text:p>
      <text:p text:style-name="Standard"/>
      <text:p text:style-name="Standard">3. El usuario falla 5 veces consecutivas, entonces el sistema bloquea la cuenta 15 minutos y notifica al correo registrado.</text:p>
      <text:p text:style-name="Standard"/>
      <text:p text:style-name="Standard">4. El usuario activa 'Recordarme', entonces la sesión persiste 30 días. </text:p>
      <text:p text:style-name="Standard"/>
      <text:p text:style-name="Standard">5. La sesión expira por inactividad (30 min), entonces el sistema redirige al login mostrando 'Sesión expirada'. </text:p>
      <text:p text:style-name="P1"/>
      <text:p text:style-name="P1">HU – 03 Modificación de datos personales</text:p>
      <text:list text:continue-numbering="true" text:style-name="L2">
        <text:list-item>
          <text:p text:style-name="P4">Descripción</text:p>
        </text:list-item>
      </text:list>
      <text:p text:style-name="P1">Como usuario autenticado, quiero actualizar mis datos personales (nombre completo, foto de perfil, teléfono), para mantener mi información de contacto actualizada en la aplicación.</text:p>
      <text:p text:style-name="P1"/>
      <text:list text:continue-numbering="true" text:style-name="L2">
        <text:list-item>
          <text:p text:style-name="P4">Criterios de aceptación</text:p>
        </text:list-item>
      </text:list>
      <text:p text:style-name="P1">1. El usuario modifica su nombre y guarda, entonces el sistema actualiza el nombre, muestra 'Cambios guardados' y registra fecha/hora de modificación.</text:p>
      <text:p text:style-name="Standard"/>
      <text:p text:style-name="Standard">2. El usuario sube una imagen mayor a 2MB, entonces el sistema rechaza el archivo con 'La imagen no debe superar 2MB'. </text:p>
      <text:p text:style-name="Standard"/>
      <text:p text:style-name="Standard">3. El usuario sube una imagen en formato no soportado (ej. PDF), entonces el sistema muestra 'Formato no soportado, use JPG o PNG'.</text:p>
      <text:p text:style-name="Standard"><text:soft-page-break/></text:p>
      <text:p text:style-name="Standard">4. El usuario borra el nombre y guarda, entonces el sistema muestra error 'El nombre es obligatorio' y no persiste el cambio.</text:p>
      <text:p text:style-name="P1"/>
      <text:p text:style-name="P1">HU – 04/05 Gestión de datos de ingreso base del perfil </text:p>
      <text:list text:continue-numbering="true" text:style-name="L2">
        <text:list-item>
          <text:p text:style-name="P4">Descripción</text:p>
        </text:list-item>
      </text:list>
      <text:p text:style-name="P1">Como usuario autenticado, quiero registrar y modificar mi sueldo base mensual en mi perfil, para que la aplicación calcule mi balance financiero, presupuesto y metas de ahorro con datos precisos.</text:p>
      <text:p text:style-name="P1"/>
      <text:list text:continue-numbering="true" text:style-name="L2">
        <text:list-item>
          <text:p text:style-name="P4">Criterios de aceptación</text:p>
        </text:list-item>
      </text:list>
      <text:p text:style-name="P5"><text:span text:style-name="Strong_20_Emphasis">CA1.</text:span> Al ingresar el sueldo mensual neto y guardar, el sistema lo registra como ingreso recurrente del mes actual y lo refleja en el balance. </text:p>
      <text:p text:style-name="P6"><text:span text:style-name="Strong_20_Emphasis">CA2.</text:span> Al modificar el sueldo existente, el sistema actualiza el balance y los cálculos de presupuesto desde la fecha del cambio en adelante, sin afectar periodos anteriores. </text:p>
      <text:p text:style-name="P6"><text:span text:style-name="Strong_20_Emphasis">CA3.</text:span> Al ingresar un valor negativo, cero o texto, el sistema muestra el mensaje "Ingrese un monto mayor a 0". </text:p>
      <text:p text:style-name="P6"><text:span text:style-name="Strong_20_Emphasis">CA4.</text:span> Al guardar el sueldo por primera vez, este aparece en el resumen de ingresos del mes con la etiqueta "Sueldo Base". </text:p>
      <text:p text:style-name="P6"><text:span text:style-name="Strong_20_Emphasis">CA5.</text:span> Al no tener sueldo registrado, el dashboard muestra el llamado a la acción "¡Registra tu sueldo para comenzar!" </text:p>
      <text:p text:style-name="P1"/>
      <text:p text:style-name="P1">HU – 06 Registro de ingresos adicionales</text:p>
      <text:list text:continue-numbering="true" text:style-name="L2">
        <text:list-item>
          <text:p text:style-name="P4">Descripción</text:p>
        </text:list-item>
      </text:list>
      <text:p text:style-name="P1">Como usuario autenticado, quiero registrar, editar y eliminar ingresos adicionales no recurrentes (freelance, bono, venta, arriendo, otros.), para tener un panorama completo de todas mis entradas de dinero en el mes.</text:p>
      <text:p text:style-name="P1"/>
      <text:list text:continue-numbering="true" text:style-name="L2">
        <text:list-item>
          <text:p text:style-name="P4">Criterios de aceptación</text:p>
        </text:list-item>
      </text:list>
      <text:p text:style-name="P1">1. El usuario registra un ingreso adicional con nombre, monto, fecha y categoría, entonces el sistema lo suma al total de ingresos del mes y actualiza el balance.</text:p>
      <text:p text:style-name="Standard"/>
      <text:p text:style-name="Standard">2. El usuario deja el campo monto vacío o en 0, entonces el sistema muestra 'El monto es obligatorio y debe ser mayor a 0'. </text:p>
      <text:p text:style-name="Standard"/>
      <text:p text:style-name="Standard">3. El usuario edita un ingreso adicional ya registrado, entonces el sistema actualiza el balance con el nuevo monto.</text:p>
      <text:p text:style-name="Standard"/>
      <text:p text:style-name="Standard">4. El usuario elimina un ingreso adicional, entonces el sistema solicita confirmación, elimina el registro y recalcula el total del mes.</text:p>
      <text:p text:style-name="Standard"/>
      <text:p text:style-name="Standard">5. El usuario consulta el listado de ingresos del mes, entonces ve todos los ingresos con nombre, categoría, monto y fecha, ordenados por fecha descendente.</text:p>
      <text:p text:style-name="P1"/>
      <text:p text:style-name="P1">HU – 07 Registro de Gastos o Transacción</text:p>
      <text:list text:continue-numbering="true" text:style-name="L2">
        <text:list-item>
          <text:p text:style-name="P4">Descripción</text:p>
        </text:list-item>
      </text:list>
      <text:p text:style-name="P1"><text:soft-page-break/>Como usuario autenticado, quiero registrar un gasto o transacción con monto, fecha, descripción y categoría, para llevar un control detallado de mis egresos y llevar correctamente mi balance y presupuesto.</text:p>
      <text:p text:style-name="P1"/>
      <text:list text:continue-numbering="true" text:style-name="L2">
        <text:list-item>
          <text:p text:style-name="P4">Criterios de aceptación</text:p>
        </text:list-item>
      </text:list>
      <text:p text:style-name="P1"/>
      <text:p text:style-name="P1">HU – 08 Clasificación de gastos por categoría</text:p>
      <text:list text:continue-numbering="true" text:style-name="L2">
        <text:list-item>
          <text:p text:style-name="P4">Descripción</text:p>
        </text:list-item>
      </text:list>
      <text:p text:style-name="P1">Como usuario autenticado, quiero clasificar y reclasificar mis gastos en categorías predefinidas o personalizadas, para organizar mi información financiera y facilitar el análisis por rubro.</text:p>
      <text:p text:style-name="P1"/>
      <text:list text:continue-numbering="true" text:style-name="L2">
        <text:list-item>
          <text:p text:style-name="P4">Criterios de aceptación</text:p>
        </text:list-item>
      </text:list>
      <text:p text:style-name="P1">1. El usuario asigna una categoría al registrar un gasto, entonces el gasto se almacena con esa categoría y queda disponible para filtros y reportes.</text:p>
      <text:p text:style-name="Standard"/>
      <text:p text:style-name="Standard">2. El usuario reclasifica un gasto ya registrado a otra categoría, entonces el sistema actualiza la clasificación, recalcula consumos de presupuesto de ambas categorías.</text:p>
      <text:p text:style-name="Standard"/>
      <text:p text:style-name="Standard">3. El usuario crea una categoría personalizada con nombre único, entonces queda disponible en el selector de categorías para todos sus gastos futuros.</text:p>
      <text:p text:style-name="Standard"/>
      <text:p text:style-name="Standard">4. El usuario intenta eliminar una categoría que tiene gastos asignados, entonces el sistema solicita reasignar esos gastos antes de permitir la eliminación</text:p>
      <text:p text:style-name="P1"/>
      <text:p text:style-name="P1">HU – 09 Modi<text:tab/>ficación</text:p>
      <text:list text:continue-numbering="true" text:style-name="L2">
        <text:list-item>
          <text:p text:style-name="P4">Descripción</text:p>
        </text:list-item>
      </text:list>
      <text:p text:style-name="P1">Como usuario autenticado, quiero editar o eliminar un gasto previamente registrado, para corregir errores, actualizar información o remover transacciones duplicadas.</text:p>
      <text:p text:style-name="P1"/>
      <text:list text:continue-numbering="true" text:style-name="L2">
        <text:list-item>
          <text:p text:style-name="P4">Criterios de aceptación</text:p>
        </text:list-item>
      </text:list>
      <text:p text:style-name="P5"><text:span text:style-name="Strong_20_Emphasis">CA1.</text:span> Dado que el usuario edita el monto de un gasto y guarda, entonces el sistema recalcula automáticamente el balance del mes y el consumo del presupuesto de la categoría correspondiente. </text:p>
      <text:p text:style-name="P6"><text:span text:style-name="Strong_20_Emphasis">CA2.</text:span> Dado que el usuario intenta eliminar un gasto, entonces el sistema muestra el mensaje "¿Deseas eliminar este gasto? Esta acción no se puede deshacer" y requiere confirmación explícita antes de proceder. </text:p>
      <text:p text:style-name="P6"><text:span text:style-name="Strong_20_Emphasis">CA3.</text:span> Dado que el usuario confirma la eliminación, entonces el sistema marca el gasto como eliminado mediante soft delete, actualiza el balance del mes y ajusta el consumo del presupuesto de la categoría. </text:p>
      <text:p text:style-name="P6"><text:span text:style-name="Strong_20_Emphasis">CA4.</text:span> Dado que el usuario cancela la eliminación, entonces el gasto permanece sin cambios y el sistema no realiza ninguna modificación. </text:p>
      <text:p text:style-name="P6"><text:span text:style-name="Strong_20_Emphasis">CA5.</text:span> Dado que el gasto pertenece a un periodo ya cerrado (mes anterior), entonces el sistema muestra la advertencia "Está editando un gasto de un periodo cerrado" antes de permitir cualquier modificación. </text:p>
      <text:p text:style-name="P1"/>
      <text:p text:style-name="P1">HU – 10 Categoría y trazabilidad de gastos</text:p>
      <text:list text:continue-numbering="true" text:style-name="L2">
        <text:list-item>
          <text:p text:style-name="P4">Descripción</text:p>
        </text:list-item>
      </text:list>
      <text:p text:style-name="P1"><text:soft-page-break/>Como usuario autenticado, quiero consultar el historial de mis gastos filtrado por categoría y rango de fechas, para analizar en qué rubros gasto más y hacer seguimiento de mis hábitos financieros.</text:p>
      <text:p text:style-name="P1"/>
      <text:list text:continue-numbering="true" text:style-name="L2">
        <text:list-item>
          <text:p text:style-name="P4">Criterios de aceptación</text:p>
        </text:list-item>
      </text:list>
      <text:p text:style-name="P5"><text:span text:style-name="Strong_20_Emphasis">CA1.</text:span> Al filtrar por categoría y rango de fechas, el sistema muestra la lista de gastos con descripción, monto y fecha, junto con el total del filtro y el porcentaje que representa sobre el gasto total. </text:p>
      <text:p text:style-name="P6"><text:span text:style-name="Strong_20_Emphasis">CA2.</text:span> Al no encontrar gastos con el filtro aplicado, el sistema muestra el mensaje "No se encontraron gastos para este filtro". </text:p>
      <text:p text:style-name="P6"><text:span text:style-name="Strong_20_Emphasis">CA3.</text:span> Al seleccionar un gasto del listado, el usuario puede ver su detalle completo con todos los campos registrados. </text:p>
      <text:p text:style-name="P6"><text:span text:style-name="Strong_20_Emphasis">CA4.</text:span> Al aplicar múltiples filtros simultáneos, el sistema combina todos los criterios en una única consulta y muestra solo los gastos que cumplen todas las condiciones. </text:p>
      <text:p text:style-name="P1"/>
      <text:p text:style-name="P1">HU – 11 Generar reportes</text:p>
      <text:list text:continue-numbering="true" text:style-name="L2">
        <text:list-item>
          <text:p text:style-name="P4">Descripción</text:p>
        </text:list-item>
      </text:list>
      <text:p text:style-name="P1">Como usuario autenticado, quiero generar y exportar reportes financieros por periodo (mensual, trimestral, anual), para revisar mi desempeño financiero de forma consolidada fuera de la aplicación</text:p>
      <text:p text:style-name="P1"/>
      <text:list text:continue-numbering="true" text:style-name="L2">
        <text:list-item>
          <text:p text:style-name="P4">Criterios de aceptación</text:p>
        </text:list-item>
      </text:list>
      <text:p text:style-name="P5"><text:span text:style-name="Strong_20_Emphasis">CA1.</text:span> Al seleccionar un periodo y tipo de reporte (mensual, trimestral o anual) y presionar "Generar", el sistema presenta un resumen con ingresos totales, gastos totales, balance neto, ahorro y gráfica de distribución por categoría. </text:p>
      <text:p text:style-name="P6"><text:span text:style-name="Strong_20_Emphasis">CA2.</text:span> Al elegir exportar a PDF, el sistema genera un archivo descargable con el reporte completo debidamente formateado. </text:p>
      <text:p text:style-name="P6"><text:span text:style-name="Strong_20_Emphasis">CA3.</text:span> Al elegir exportar a CSV, el sistema genera un archivo con el detalle de todas las transacciones del periodo seleccionado. </text:p>
      <text:p text:style-name="P6"><text:span text:style-name="Strong_20_Emphasis">CA4.</text:span> Al no existir datos en el periodo seleccionado, el sistema muestra el mensaje "No hay información disponible para este periodo". </text:p>
      <text:p text:style-name="P1"/>
      <text:p text:style-name="P1">HU – 12 Crear metas de ahorro</text:p>
      <text:list text:continue-numbering="true" text:style-name="L2">
        <text:list-item>
          <text:p text:style-name="P4">Descripción</text:p>
        </text:list-item>
      </text:list>
      <text:p text:style-name="P1">Como usuario autenticado, quiero crear una meta de ahorro con nombre, monto objetivo y fecha límite, para definir mis objetivos financieros y hacer seguimiento de mi progreso hacia ellos.</text:p>
      <text:p text:style-name="P1"/>
      <text:list text:continue-numbering="true" text:style-name="L2">
        <text:list-item>
          <text:p text:style-name="P4">Criterios de aceptación</text:p>
        </text:list-item>
      </text:list>
      <text:p text:style-name="P5"><text:span text:style-name="Strong_20_Emphasis">CA1.</text:span> Al ingresar nombre, monto objetivo mayor a cero y fecha límite futura, y guardar, la meta queda registrada con estado "En progreso" y progreso del 0%. </text:p>
      <text:p text:style-name="P6"><text:span text:style-name="Strong_20_Emphasis">CA2.</text:span> Al ingresar una fecha límite pasada o igual a la fecha actual, el sistema muestra el mensaje "La fecha límite debe ser futura". </text:p>
      <text:p text:style-name="P6"><text:soft-page-break/><text:span text:style-name="Strong_20_Emphasis">CA3.</text:span> Al dejar el campo monto vacío o ingresar el valor cero, el sistema muestra el mensaje "El monto objetivo es obligatorio y debe ser mayor a 0". </text:p>
      <text:p text:style-name="P6"><text:span text:style-name="Strong_20_Emphasis">CA4.</text:span> Al crear la meta exitosamente, esta aparece en el listado de metas activas con su barra de progreso en 0%. </text:p>
      <text:p text:style-name="P6"><text:span text:style-name="Strong_20_Emphasis">CA5.</text:span> Al intentar crear una nueva meta teniendo ya 3 metas activas, el sistema muestra el mensaje "Has alcanzado el límite de metas activas (3)". </text:p>
      <text:p text:style-name="P1">HU – 13 Aportar a meta de ahorro</text:p>
      <text:list text:continue-numbering="true" text:style-name="L2">
        <text:list-item>
          <text:p text:style-name="P4">Descripción</text:p>
        </text:list-item>
      </text:list>
      <text:p text:style-name="P1">Como usuario autenticado, quiero registrar un aporte a una meta de ahorro activa indicando monto y fecha, para ir acumulando progreso hacia mi objetivo financiero y mantener un historial de mis aportes.</text:p>
      <text:p text:style-name="P1"/>
      <text:list text:continue-numbering="true" text:style-name="L2">
        <text:list-item>
          <text:p text:style-name="P4">Criterios de aceptación</text:p>
        </text:list-item>
      </text:list>
      <text:p text:style-name="P5"><text:span text:style-name="Strong_20_Emphasis">CA1.</text:span> Al seleccionar una meta activa, registrar un aporte con monto mayor a cero y fecha, y guardar, el progreso de la meta se actualiza y el aporte queda registrado en el historial. </text:p>
      <text:p text:style-name="P6"><text:span text:style-name="Strong_20_Emphasis">CA2.</text:span> Al registrar un aporte que lleve el progreso al 100% o más, el sistema cambia el estado de la meta a "Completada", notifica al usuario y muestra un mensaje de felicitación. </text:p>
      <text:p text:style-name="P6"><text:span text:style-name="Strong_20_Emphasis">CA3.</text:span> Al registrar un aporte que supere el monto restante sin alcanzar el 100%, el sistema muestra el mensaje "Este aporte supera el objetivo. ¿Deseas continuar?" y espera confirmación antes de proceder. </text:p>
      <text:p text:style-name="P6"><text:span text:style-name="Strong_20_Emphasis">CA4.</text:span> Al eliminar un aporte, el sistema recalcula el progreso de la meta y actualiza su estado si corresponde. </text:p>
      <text:p text:style-name="P6"><text:span text:style-name="Strong_20_Emphasis">CA5.</text:span> Al tener una meta con estado "Completada" o "Vencida", el botón "Agregar aporte" permanece deshabilitado. </text:p>
      <text:p text:style-name="P1"/>
      <text:p text:style-name="P1">HU – 14 Consultar estado de meta de ahorro</text:p>
      <text:list text:continue-numbering="true" text:style-name="L2">
        <text:list-item>
          <text:p text:style-name="P4">Descripción</text:p>
        </text:list-item>
      </text:list>
      <text:p text:style-name="P1">Como usuario autenticado, quiero recibir alertas automáticas cuando mi meta de ahorro esté por vencer, cuando la complete o cuando lleve mucho tiempo sin aportar, para tomar acciones oportunas y no perder mis objetivos financieros.</text:p>
      <text:p text:style-name="P1"/>
      <text:list text:continue-numbering="true" text:style-name="L2">
        <text:list-item>
          <text:p text:style-name="P4">Criterios de aceptación</text:p>
        </text:list-item>
      </text:list>
      <text:p text:style-name="P5"><text:span text:style-name="Strong_20_Emphasis">CA1.</text:span> Al faltar 7 días para el vencimiento de una meta sin completarse, el sistema envía una notificación push o email con el mensaje "Tu meta [nombre] vence en 7 días. ¡Aún puedes lograrlo!" </text:p>
      <text:p text:style-name="P6"><text:span text:style-name="Strong_20_Emphasis">CA2.</text:span> Al alcanzar una meta el 100% del objetivo, el sistema envía una notificación de felicitación con el mensaje "¡Felicidades! Completaste tu meta [nombre]". </text:p>
      <text:p text:style-name="P6"><text:span text:style-name="Strong_20_Emphasis">CA3.</text:span> Al no registrarse aportes en 30 días a una meta en progreso, el sistema envía un recordatorio con el mensaje "No has aportado a tu meta [nombre] en 30 días". </text:p>
      <text:p text:style-name="P6"><text:span text:style-name="Strong_20_Emphasis">CA4.</text:span> Al vencer una meta sin haberse completado, el sistema envía una notificación de cierre y actualiza el estado de la meta a "Vencida". </text:p>
      <text:p text:style-name="P6"><text:soft-page-break/><text:span text:style-name="Strong_20_Emphasis">CA5.</text:span> Al desactivar el usuario las notificaciones de una meta específica, el sistema deja de enviar alertas relacionadas con esa meta. </text:p>
      <text:p text:style-name="P1"/>
      <text:p text:style-name="P1">HU – 15 Notificar alerta de ahorro</text:p>
      <text:list text:continue-numbering="true" text:style-name="L2">
        <text:list-item>
          <text:p text:style-name="P4">Descripción</text:p>
        </text:list-item>
      </text:list>
      <text:p text:style-name="P1">Como usuario autenticado, quiero definir un presupuesto global de gasto para un periodo determinado (mensual, quincenal, semanal), para establecer el límite total de gastos que me propongo no superar en ese periodo.</text:p>
      <text:p text:style-name="P1"/>
      <text:list text:continue-numbering="true" text:style-name="L2">
        <text:list-item>
          <text:p text:style-name="P4">Criterios de aceptación</text:p>
        </text:list-item>
      </text:list>
      <text:p text:style-name="P1">CA1. Al definir un monto total mayor a cero y un periodo (mensual, quincenal o semanal) y guardar, el presupuesto queda activo para ese periodo y el sistema muestra el saldo disponible inicial.</text:p>
      <text:p text:style-name="Standard"/>
      <text:p text:style-name="Standard">CA2. Al existir ya un presupuesto activo para el mismo tipo de periodo, el sistema muestra el mensaje "Ya tienes un presupuesto activo para este periodo. ¿Deseas reemplazarlo?" y espera confirmación antes de proceder.</text:p>
      <text:p text:style-name="Standard"/>
      <text:p text:style-name="Standard">CA3. Al crear el presupuesto, el saldo disponible se calcula como el monto total menos los gastos ya registrados en ese periodo.</text:p>
      <text:p text:style-name="Standard"/>
      <text:p text:style-name="Standard">CA4. Al finalizar el periodo del presupuesto, este se cierra automáticamente, se archiva y el sistema invita al usuario a crear el presupuesto del próximo periodo.</text:p>
      <text:p text:style-name="P1"/>
      <text:p text:style-name="P1">HU – 16 Definir presupuesto por periodo</text:p>
      <text:list text:continue-numbering="true" text:style-name="L2">
        <text:list-item>
          <text:p text:style-name="P4">Descripción</text:p>
        </text:list-item>
      </text:list>
      <text:p text:style-name="P1">Como usuario autenticado, quiero definir un presupuesto global de gasto para un periodo determinado (mensual, quincenal, semanal), para establecer el límite total de gastos que me propongo no superar en ese periodo.</text:p>
      <text:p text:style-name="P1"/>
      <text:list text:continue-numbering="true" text:style-name="L2">
        <text:list-item>
          <text:p text:style-name="P4">Criterios de aceptación</text:p>
        </text:list-item>
      </text:list>
      <text:p text:style-name="P5"><text:span text:style-name="Strong_20_Emphasis">CA1.</text:span> Al definir un monto total mayor a cero y un periodo (mensual, quincenal o semanal) y guardar, el presupuesto queda activo para ese periodo y el sistema muestra el saldo disponible inicial. </text:p>
      <text:p text:style-name="P6"><text:span text:style-name="Strong_20_Emphasis">CA2.</text:span> Al existir ya un presupuesto activo para el mismo tipo de periodo, el sistema muestra el mensaje "Ya tienes un presupuesto activo para este periodo. ¿Deseas reemplazarlo?" y espera confirmación antes de proceder. </text:p>
      <text:p text:style-name="P6"><text:span text:style-name="Strong_20_Emphasis">CA3.</text:span> Al crear el presupuesto, el saldo disponible se calcula como el monto total menos los gastos ya registrados en ese periodo. </text:p>
      <text:p text:style-name="P6"><text:span text:style-name="Strong_20_Emphasis">CA4.</text:span> Al finalizar el periodo del presupuesto, este se cierra automáticamente, se archiva y el sistema invita al usuario a crear el presupuesto del próximo periodo. </text:p>
      <text:p text:style-name="P1"/>
      <text:p text:style-name="P1">HU – 17 Definir presupuesto por categoria</text:p>
      <text:list text:continue-numbering="true" text:style-name="L2">
        <text:list-item>
          <text:p text:style-name="P4">Descripción</text:p>
        </text:list-item>
      </text:list>
      <text:p text:style-name="P1">Como usuario autenticado, quiero asignar un límite de gasto mensual por categoría (alimentación, transporte, entretenimiento, etc.), para controlar cuánto gasto en cada rubro y recibir alertas cuando me acerque al límite.</text:p>
      <text:p text:style-name="P1"><text:soft-page-break/></text:p>
      <text:list text:continue-numbering="true" text:style-name="L2">
        <text:list-item>
          <text:p text:style-name="P4">Criterios de aceptación</text:p>
        </text:list-item>
      </text:list>
      <text:p text:style-name="P1">El usuario selecciona una categoría, asigna un monto límite (&gt;0) y un mes, cuando guarda, entonces el presupuesto por categoría queda activo y el sistema muestra el saldo disponible.</text:p>
      <text:p text:style-name="Standard"/>
      <text:p text:style-name="Standard">El usuario registra un gasto en esa categoría (HU-07), entonces el sistema descuenta del presupuesto de la categoría y muestra el saldo restante actualizado. </text:p>
      <text:p text:style-name="Standard"/>
      <text:p text:style-name="Standard">Cuando el gasto acumulado alcanza el 80% del presupuesto de la categoría, entonces el sistema genera alerta amarilla de advertencia (HU-19). </text:p>
      <text:p text:style-name="Standard"/>
      <text:p text:style-name="Standard">Cuando que el gasto acumulado supera el 100% del presupuesto, ENTONCES el sistema genera alerta roja crítica (HU-19) y marca el presupuesto en rojo en el dashboard.</text:p>
      <text:p text:style-name="Standard"/>
      <text:p text:style-name="Standard"> Cuando ya exista un presupuesto activo para la misma categoría en el mismo mes, entonces el sistema muestra 'Ya tienes un presupuesto activo para esta categoría en este periodo'.</text:p>
      <text:p text:style-name="P1"/>
      <text:p text:style-name="P1">HU – 18 Modificar presupuesto</text:p>
      <text:list text:continue-numbering="true" text:style-name="L2">
        <text:list-item>
          <text:p text:style-name="P4">Descripción</text:p>
        </text:list-item>
      </text:list>
      <text:p text:style-name="P1">Como usuario autenticado, quiero modificar o eliminar un presupuesto activo (global o por categoría), para ajustar mis límites de gasto ante cambios en mis ingresos, prioridades o errores de configuración.</text:p>
      <text:p text:style-name="P1"/>
      <text:list text:continue-numbering="true" text:style-name="L2">
        <text:list-item>
          <text:p text:style-name="P4">Criterios de aceptación</text:p>
        </text:list-item>
      </text:list>
      <text:p text:style-name="P1">Cuando el usuario modifica el monto de un presupuesto activo y guarda, entonces el sistema recalcula el saldo disponible con el nuevo monto desde el momento del cambio.</text:p>
      <text:p text:style-name="Standard"/>
      <text:p text:style-name="P7">Cuando el nuevo monto es menor al gasto ya acumulado en el periodo, entonces el sistema muestra advertencia 'El presupuesto es menor al gasto acumulado del periodo actual' (no bloquea).</text:p>
      <text:p text:style-name="Standard"/>
      <text:p text:style-name="P7">Cuando el usuario elimina un presupuesto activo, entonces el sistema solicita confirmación '¿Eliminar este presupuesto? Los gastos registrados no se verán afectados'.</text:p>
      <text:p text:style-name="Standard"/>
      <text:p text:style-name="P7">Cuando el usuario confirma la eliminación, entonces el presupuesto se archiva y deja de afectar alertas y visualizaciones.</text:p>
      <text:p text:style-name="Standard"/>
      <text:p text:style-name="P7">Cuando el usuario intenta modificar un presupuesto archivado, entonces el sistema muestra 'Solo se pueden modificar presupuestos activos'.</text:p>
      <text:p text:style-name="P1"/>
      <text:p text:style-name="P1">HU – 19 Notificar limite de presupuesto</text:p>
      <text:list text:continue-numbering="true" text:style-name="L2">
        <text:list-item>
          <text:p text:style-name="P4">Descripción</text:p>
        </text:list-item>
      </text:list>
      <text:p text:style-name="P1">Como usuario autenticado, quiero recibir notificaciones automáticas cuando me acerque o supere el límite de un presupuesto activo, para ajustar mis gastos a tiempo y no exceder mi planificación financiera.</text:p>
      <text:p text:style-name="P1"/>
      <text:list text:continue-numbering="true" text:style-name="L2">
        <text:list-item>
          <text:p text:style-name="P4">Criterios de aceptación</text:p>
        </text:list-item>
      </text:list>
      <text:p text:style-name="P1">Cuando el gasto acumulado en una categoría alcanza el 80% del presupuesto, entonces el sistema envía notificación push/email: 'Has usado el 80% de tu presupuesto de [categoría]'.</text:p>
      <text:p text:style-name="P7"/>
      <text:p text:style-name="P7"><text:soft-page-break/>Cuando el gasto acumulado supera el 100% del presupuesto, entonces el sistema envía notificación crítica y muestra el presupuesto en rojo en el dashboard (HU-20). </text:p>
      <text:p text:style-name="P7"/>
      <text:p text:style-name="P7">Cuando el usuario define un umbral personalizado (ej. 70%), entonces el sistema usa ese umbral en lugar del 80% por defecto.</text:p>
      <text:p text:style-name="P7"/>
      <text:p text:style-name="P7">Cuando el presupuesto global (HU-16) es superado, entonces la alerta se muestra de forma prominente en el dashboard principal.</text:p>
      <text:p text:style-name="P7"/>
      <text:p text:style-name="P7">Cuando el usuario ya recibió la alerta del 80% en el periodo actual, entonces el sistema no envía esa misma alerta nuevamente hasta el próximo periodo. </text:p>
      <text:p text:style-name="P1"/>
      <text:p text:style-name="P1">HU – 20 Visualizar estado de presupuesto</text:p>
      <text:list text:continue-numbering="true" text:style-name="L2">
        <text:list-item>
          <text:p text:style-name="P4">Descripción</text:p>
        </text:list-item>
      </text:list>
      <text:p text:style-name="P1">Como usuario autenticado, quiero ver en un dashboard todos mis presupuestos activos con su estado de consumo, para conocer de un vistazo cuánto he gastado, cuánto me queda y cuáles categorías están en alerta.</text:p>
      <text:p text:style-name="P1"/>
      <text:list text:continue-numbering="true" text:style-name="L2">
        <text:list-item>
          <text:p text:style-name="P4">Criterios de aceptación</text:p>
        </text:list-item>
      </text:list>
      <text:p text:style-name="P1">Cuando el usuario accede al módulo de presupuestos, entonces ve todos sus presupuestos activos con: monto total, monto consumido, saldo disponible, % de uso y barra de progreso.</text:p>
      <text:p text:style-name="Standard"/>
      <text:p text:style-name="P7">Cuando un presupuesto consume entre 80% y 99%, entonces se muestra con barra amarilla y etiqueta 'En advertencia'.</text:p>
      <text:p text:style-name="Standard"/>
      <text:p text:style-name="P7">Cuando un presupuesto supera el 100%, entonces se muestra con barra roja y etiqueta 'Límite superado'.</text:p>
      <text:p text:style-name="Standard"/>
      <text:p text:style-name="P7">Cuando un presupuesto está entre 0% y 79%, entonces se muestra con barra verde y etiqueta 'En control'.</text:p>
      <text:p text:style-name="Standard"/>
      <text:p text:style-name="P7">Cuando el usuario no tiene presupuestos activos, entonces el sistema muestra un CTA '¡Crea tu primer presupuesto!'.</text:p>
      <text:p text:style-name="P1"/>
      <text:p text:style-name="P1">HU – 21 Visualizar balance financiero</text:p>
      <text:list text:continue-numbering="true" text:style-name="L2">
        <text:list-item>
          <text:p text:style-name="P4">Descripción</text:p>
        </text:list-item>
      </text:list>
      <text:p text:style-name="P1">Como usuario autenticado, quiero ver un resumen del balance financiero del mes actual (ingresos, gastos y saldo neto), para conocer de un vistazo mi situación financiera y compararla con el mes anterior.</text:p>
      <text:p text:style-name="P1"/>
      <text:list text:continue-numbering="true" text:style-name="L2">
        <text:list-item>
          <text:p text:style-name="P4">Criterios de aceptación</text:p>
        </text:list-item>
      </text:list>
      <text:p text:style-name="P1">Cuando el usuario accede al dashboard principal, entonces ve el balance del mes actual: ingresos totales, gastos totales, saldo neto y variación vs. mes anterior (delta %).</text:p>
      <text:p text:style-name="Standard"/>
      <text:p text:style-name="P7">Cuando el saldo neto es negativo (gastos &gt; ingresos), entonces el saldo se muestra en color rojo con ícono de alerta.</text:p>
      <text:p text:style-name="Standard"/>
      <text:p text:style-name="P7">Cuando el usuario selecciona un mes anterior, entonces el sistema muestra el balance histórico de ese mes (solo lectura).</text:p>
      <text:p text:style-name="Standard"><text:soft-page-break/></text:p>
      <text:p text:style-name="P7">Cuando no hay movimientos en el mes, entonces el sistema muestra todos los valores en $0 con mensaje '¡Registra tus ingresos y gastos para ver tu balance!'.</text:p>
      <text:p text:style-name="Standard"/>
      <text:p text:style-name="P7">Cuando el balance es positivo (ahorro del mes), entonces el sistema muestra el saldo en verde con mensaje de felicitación.</text:p>
      <text:p text:style-name="P1"/>
      <text:p text:style-name="P1">HU – 22 Evolución de gastos en el tiempo</text:p>
      <text:list text:continue-numbering="true" text:style-name="L2">
        <text:list-item>
          <text:p text:style-name="P4">Descripción</text:p>
        </text:list-item>
      </text:list>
      <text:p text:style-name="P1">Como usuario autenticado, quiero ver una gráfica de la evolución mensual de mis gastos en el tiempo, para identificar tendencias, meses de gasto alto y patrones de comportamiento financiero.</text:p>
      <text:p text:style-name="P1"/>
      <text:list text:continue-numbering="true" text:style-name="L2">
        <text:list-item>
          <text:p text:style-name="P4">Criterios de aceptación</text:p>
        </text:list-item>
      </text:list>
      <text:p text:style-name="P1">Cuando el usuario accede a la vista de evolución, entonces ve una gráfica de barras/línea con los gastos totales de los últimos 6 meses.</text:p>
      <text:p text:style-name="Standard"/>
      <text:p text:style-name="P7">Cuando el usuario filtra por una categoría específica, entonces la gráfica muestra solo los gastos de esa categoría en el rango seleccionado.</text:p>
      <text:p text:style-name="Standard"/>
      <text:p text:style-name="P7">Cuando el usuario cambia el rango a 3 o 12 meses, entonces la gráfica se actualiza con el nuevo rango.</text:p>
      <text:p text:style-name="Standard"/>
      <text:p text:style-name="P7">Cuando hay un mes con gasto significativamente mayor al promedio (&gt;150%), entonces el sistema lo resalta visualmente con un ícono o color diferente.</text:p>
      <text:p text:style-name="Standard"/>
      <text:p text:style-name="P7">Cuando el usuario no tiene datos suficientes para el rango (ej. lleva 2 meses), entonces la gráfica muestra </text:p>
      <text:p text:style-name="P1"/>
      <text:p text:style-name="P1">HU – 23 Estado e indicador de Salud financiera</text:p>
      <text:list text:continue-numbering="true" text:style-name="L2">
        <text:list-item>
          <text:p text:style-name="P4">Descripción</text:p>
        </text:list-item>
      </text:list>
      <text:p text:style-name="P1">Como usuario autenticado, quiero ver un indicador de salud financiera que resuma mi situación actual con un score o semáforo, para entender rápidamente si estoy gestionando bien mis finanzas y qué factores debo mejorar.</text:p>
      <text:p text:style-name="P1"/>
      <text:list text:continue-numbering="true" text:style-name="L2">
        <text:list-item>
          <text:p text:style-name="P4">Criterios de aceptación</text:p>
        </text:list-item>
      </text:list>
      <text:p text:style-name="P1">Cuando el usuario accede a la vista de salud financiera, entonces ve un score de 0-100 (o semáforo verde/amarillo/rojo) calculado con base en su comportamiento financiero del mes.</text:p>
      <text:p text:style-name="Standard"/>
      <text:p text:style-name="P7">Cuando el ratio ahorro/ingreso del mes es ≥ 20%, entonces el factor de ahorro contribuye positivamente al indicador (estado saludable).</text:p>
      <text:p text:style-name="Standard"/>
      <text:p text:style-name="P7">Cuando el gasto total del mes supera el ingreso total, entonces el indicador muestra estado crítico (rojo) independiente de los otros factores.</text:p>
      <text:p text:style-name="Standard"/>
      <text:p text:style-name="P7">Cuando el indicador es calculado, entonces el sistema muestra los 4 factores que lo componen con su valor y peso individual.</text:p>
      <text:p text:style-name="Standard"/>
      <text:p text:style-name="P7">Cuando el usuario no tiene suficientes datos (primer mes), entonces el sistema muestra 'Registra al menos 1 mes de datos para ver tu indicador'.</text:p>
      <text:p text:style-name="P1"/>
      <text:p text:style-name="P1"><text:soft-page-break/>HU – 24 Recomendaciones básicas financieras</text:p>
      <text:list text:continue-numbering="true" text:style-name="L2">
        <text:list-item>
          <text:p text:style-name="P4">Descripción</text:p>
        </text:list-item>
      </text:list>
      <text:p text:style-name="P1">Como usuario autenticado, quiero recibir recomendaciones personalizadas basadas en mi comportamiento financiero real (motor de reglas), para mejorar mis hábitos financieros y tomar decisiones más informadas.</text:p>
      <text:p text:style-name="P1"/>
      <text:list text:continue-numbering="true" text:style-name="L2">
        <text:list-item>
          <text:p text:style-name="P4">Criterios de aceptación</text:p>
        </text:list-item>
      </text:list>
      <text:p text:style-name="P1">Cuando el gasto en una categoría supera el 40% del ingreso mensual, entonces el sistema genera: 'Considera reducir tus gastos en [categoría]: representan el X% de tu ingreso'.</text:p>
      <text:p text:style-name="Standard"/>
      <text:p text:style-name="P7">Cuando el usuario no tiene ninguna meta de ahorro activa, entonces el sistema genera: '¡Crea tu primera meta de ahorro para empezar a construir tu futuro!'</text:p>
      <text:p text:style-name="Standard"/>
      <text:p text:style-name="P7">Cuando el indicador de salud (HU-23) está en rojo por 2 meses consecutivos, entonces el sistema genera: 'Tu salud financiera lleva 2 meses en estado crítico. Revisa tu presupuesto'.</text:p>
      <text:p text:style-name="Standard"/>
      <text:p text:style-name="P7">Cuando el usuario descarta una recomendación, entonces el sistema la oculta y no la vuelve a mostrar en los próximos 30 días.</text:p>
      <text:p text:style-name="P7"/>
      <text:p text:style-name="P7">Cuando el usuario ha cumplido todas sus metas, entonces el sistema genera: '¡Excelente! Has completado todas tus metas. ¿Listo para el siguiente reto?' con monto sugerido.</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5T21:21:15.654863498</meta:creation-date>
    <dc:date>2026-03-25T21:52:54.099534681</dc:date>
    <meta:editing-duration>PT5M4S</meta:editing-duration>
    <meta:editing-cycles>1</meta:editing-cycles>
    <meta:document-statistic meta:table-count="0" meta:image-count="0" meta:object-count="0" meta:page-count="10" meta:paragraph-count="195" meta:word-count="3447" meta:character-count="21605" meta:non-whitespace-character-count="18327"/>
    <meta:generator>LibreOffice/25.8.5.2$Linux_X86_64 LibreOffice_project/580$Build-2</meta:generator>
  </office:meta>
</office:document-meta>
</file>